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65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7354in"/>
    </style:style>
    <style:style style:name="co10" style:family="table-column">
      <style:table-column-properties fo:break-before="auto" style:column-width="2.5264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138in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08in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5" table:default-cell-style-name="ce1"/>
        <table:table-column table:style-name="co10" table:number-columns-repeated="1012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3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4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Objective</text:p>
          </table:table-cell>
          <table:table-cell table:style-name="ce6" table:formula="of:=1*[.B5]+2*[.B6]+4*[.B7]+8*[.B8] + 1*[.G5]+2*[.G6]+4*[.G7]+8*[.G8]" office:value-type="float" office:value="20">
            <text:p>20</text:p>
          </table:table-cell>
          <table:table-cell table:style-name="Default" table:number-columns-repeated="6"/>
          <table:table-cell table:style-name="ce6" table:number-columns-repeated="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formula="of:=SUM([.B5:.B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formula="of:=SUM([.G5:.G8])" office:value-type="float" office:value="2">
            <text:p>2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formula="of:=SUM([.C5:.C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table:number-columns-repeated="1013"/>
        </table:table-row>
        <table:table-row table:style-name="ro2">
          <table:table-cell office:value-type="string">
            <text:p>A plays D once</text:p>
          </table:table-cell>
          <table:table-cell table:style-name="ce7" table:formula="of:=SUM([.D5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 plays C once</text:p>
          </table:table-cell>
          <table:table-cell table:style-name="ce7" table:formula="of:=SUM([.E5:.E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 plays D once</text:p>
          </table:table-cell>
          <table:table-cell table:style-name="ce7" table:formula="of:=SUM([.F5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 plays once in week 1</text:p>
          </table:table-cell>
          <table:table-cell table:style-name="ce7" table:formula="of:=SUM([.B5:.D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 plays once in week 2</text:p>
          </table:table-cell>
          <table:table-cell table:style-name="ce7" table:formula="of:=SUM([.B6:.D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E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 plays once in week 3</text:p>
          </table:table-cell>
          <table:table-cell table:style-name="ce7" table:formula="of:=SUM([.B7:.D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office:value-type="string">
            <text:p>G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 plays once in week 4</text:p>
          </table:table-cell>
          <table:table-cell table:style-name="ce7" table:formula="of:=SUM([.B8:.D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/>
          <table:table-cell table:formula="of:=SUM([.F17:.K22])/2" office:value-type="float" office:value="15">
            <text:p>15</text:p>
          </table:table-cell>
          <table:table-cell office:value-type="string">
            <text:p>*</text:p>
          </table:table-cell>
          <table:table-cell office:value-type="float" office:value="7">
            <text:p>7</text:p>
          </table:table-cell>
          <table:table-cell table:formula="of:=[.F25]*[.H25]" office:value-type="float" office:value="105">
            <text:p>105</text:p>
          </table:table-cell>
          <table:table-cell table:number-columns-repeated="1015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B not weeks 3 &amp; 4</text:p>
          </table:table-cell>
          <table:table-cell table:formula="of:=SUM([.B7:.B8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if AB in 4, then 2</text:p>
          </table:table-cell>
          <table:table-cell table:formula="of:=[.B6]" office:value-type="float" office:value="1">
            <text:p>1</text:p>
          </table:table-cell>
          <table:table-cell office:value-type="string">
            <text:p>&gt;=</text:p>
          </table:table-cell>
          <table:table-cell table:formula="of:=[.B8]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D weeks 1 and/or 2</text:p>
          </table:table-cell>
          <table:table-cell table:formula="of:=SUM([.G5:.G6])" office:value-type="float" office:value="1">
            <text:p>1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6/26/2016</text:date>, <text:time>12:0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6-06-26T12:05:15.21</dc:date>
    <meta:editing-duration>P1DT9H55M30S</meta:editing-duration>
    <meta:editing-cycles>15</meta:editing-cycles>
    <meta:generator>OpenOffice/4.1.2$Win32 OpenOffice.org_project/412m3$Build-9782</meta:generator>
    <dc:creator>Romanos Trechlis</dc:creator>
    <meta:document-statistic meta:table-count="3" meta:cell-count="194" meta:object-count="0"/>
  </office:meta>
</office:document-meta>
</file>